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text-properties officeooo:rsid="00063f84" officeooo:paragraph-rsid="00063f84"/>
    </style:style>
    <style:style style:name="P2" style:family="paragraph" style:parent-style-name="Standard">
      <style:text-properties officeooo:rsid="00077a3d" officeooo:paragraph-rsid="00077a3d"/>
    </style:style>
    <style:style style:name="P3" style:family="paragraph" style:parent-style-name="Standard">
      <style:text-properties officeooo:rsid="0007ff81" officeooo:paragraph-rsid="0007ff81"/>
    </style:style>
    <style:style style:name="P4" style:family="paragraph" style:parent-style-name="Standard">
      <style:text-properties officeooo:rsid="00094bc2" officeooo:paragraph-rsid="00094bc2"/>
    </style:style>
    <style:style style:name="P5" style:family="paragraph" style:parent-style-name="Standard">
      <style:paragraph-properties fo:padding="0.0291in" fo:border-left="none" fo:border-right="none" fo:border-top="none" fo:border-bottom="0.06pt solid #000000" style:join-border="false"/>
      <style:text-properties officeooo:rsid="0007ff81" officeooo:paragraph-rsid="0007ff81"/>
    </style:style>
    <style:style style:name="P6" style:family="paragraph" style:parent-style-name="Standard">
      <style:text-properties officeooo:rsid="0011b352" officeooo:paragraph-rsid="0011b352"/>
    </style:style>
    <style:style style:name="P7" style:family="paragraph" style:parent-style-name="Standard">
      <style:text-properties officeooo:rsid="00153250" officeooo:paragraph-rsid="00153250"/>
    </style:style>
    <style:style style:name="P8" style:family="paragraph" style:parent-style-name="Standard">
      <style:text-properties officeooo:rsid="0015cc1d" officeooo:paragraph-rsid="0015cc1d"/>
    </style:style>
    <style:style style:name="P9" style:family="paragraph" style:parent-style-name="Standard">
      <style:text-properties officeooo:rsid="0015cc1d" officeooo:paragraph-rsid="0018e8c9"/>
    </style:style>
    <style:style style:name="P10" style:family="paragraph" style:parent-style-name="Standard">
      <style:text-properties officeooo:rsid="0016c4ef" officeooo:paragraph-rsid="0016c4ef"/>
    </style:style>
    <style:style style:name="P11" style:family="paragraph" style:parent-style-name="Standard">
      <style:text-properties officeooo:rsid="0016d034" officeooo:paragraph-rsid="0016d034"/>
    </style:style>
    <style:style style:name="P12" style:family="paragraph" style:parent-style-name="Standard">
      <style:paragraph-properties fo:padding="0.0291in" fo:border-left="none" fo:border-right="none" fo:border-top="none" fo:border-bottom="0.06pt solid #000000" style:join-border="false"/>
      <style:text-properties officeooo:rsid="00153250" officeooo:paragraph-rsid="00153250"/>
    </style:style>
    <style:style style:name="T1" style:family="text">
      <style:text-properties officeooo:rsid="0009fb05"/>
    </style:style>
    <style:style style:name="T2" style:family="text">
      <style:text-properties officeooo:rsid="00127e02"/>
    </style:style>
    <style:style style:name="T3" style:family="text">
      <style:text-properties officeooo:rsid="00188b4e"/>
    </style:style>
    <style:style style:name="T4" style:family="text">
      <style:text-properties officeooo:rsid="0018e8c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ractal Dictionary:</text:p>
      <text:p text:style-name="P2"/>
      <text:p text:style-name="P1">Graphical images can be encoded using fractal dictionary. Devised by Barnesley, an image can be partioned into non-overlapping blocks (range blocks) and <text:s/>further sub-divided further into overlapping blocks (domain blocks). When the image is titled by range blocks which are each mapped individually to a domain block these mappins for a transform over the entire image. The image can be encoded <text:span text:style-name="T1">and decoded</text:span> using collage theorem which uses an iterated function with an attractor close to some given set.</text:p>
      <text:p text:style-name="P1"/>
      <text:p text:style-name="P2">Collage Theorem:</text:p>
      <text:p text:style-name="P3">Given an image in fractal geometry <text:s/>Barnesleys collage theorem allows us to approximate the iterated fu<text:span text:style-name="T1">nc</text:span>tion system associated with that image. <text:span text:style-name="T1">Since fractal sets generally contain an infinite number of points with varying organization, specifying each point in the set is impossible. An approximating set, based on <text:s/>relations between the original image of the attractor, is used to find the contractive (at most one fixed point) mapping to recreate the image. </text:span></text:p>
      <text:p text:style-name="P3"/>
      <text:p text:style-name="P11">******</text:p>
      <text:p text:style-name="P11">\cite{China} explains that given a domain block of size BxB the range black size is RxR for an NxN image. There are (n-b+1)x(N-B+1) overlapping domain blocks and (N/R)x(N/R) <text:s/>non-overlapping range blocks. The scheme uses self-similarity in an image and attempts to find the most similar looking domain block that minimizes distortion. <text:span text:style-name="T3">Unfortunately this is slow compuationally, a 256x256 image would require 62 001 blocks of size 8x8 which means searching would require 62001x8 comparissions per range block. </text:span></text:p>
      <text:p text:style-name="P5"/>
      <text:p text:style-name="P3"/>
      <text:p text:style-name="P4"/>
      <text:p text:style-name="P6">Image encryption is an effective technique to protect image security. Using a variety of algorithms, images can be scrambled into into keys which, given a cypher key, can be deciphered to reveal the original image. This can be used to transfer sensitive image documents via telecommunications, satellite and the internet without the fear of third party tampering <text:span text:style-name="T2">or evesdropping. </text:span></text:p>
      <text:p text:style-name="P6"/>
      <text:p text:style-name="P6">****</text:p>
      <text:p text:style-name="P8">Julia works well as a method of encryption because it also compresses the image \cite{china} making it harder to decrypt. Fractal based and chaos based ciphers have a smaller storage cost and have input sensitivity \cite{china}</text:p>
      <text:p text:style-name="P8"/>
      <text:p text:style-name="P8"/>
      <text:p text:style-name="P6"/>
      <text:p text:style-name="P12"/>
      <text:p text:style-name="P7"/>
      <text:p text:style-name="P7">*****</text:p>
      <text:p text:style-name="P7">The julia set is a closure of reppelling period points in the polynomial</text:p>
      <text:p text:style-name="P7">Has the infinity feature and self-similarity</text:p>
      <text:p text:style-name="P7">f is chaotic on the border of julia</text:p>
      <text:p text:style-name="P7"/>
      <text:p text:style-name="P9">since complex numbers can be uniquely mapped into real space, <text:s/>a one-to-one relationship can be established between C and R \cite{china}. To draw julia select an area of the complex plane and map it to an area A of the computer window and let one pixel represent one point in the set. \cite{China} using <text:soft-page-break/><text:span text:style-name="T4">the foolowing algorithms</text:span></text:p>
      <text:p text:style-name="P9"/>
      <text:p text:style-name="P9"><text:span text:style-name="T4">[algorithm]</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5T13:36:07.069000000</meta:creation-date>
    <dc:date>2015-04-05T22:16:39.112000000</dc:date>
    <meta:editing-duration>PT2H5M3S</meta:editing-duration>
    <meta:editing-cycles>19</meta:editing-cycles>
    <meta:generator>LibreOffice/4.3.4.1$Windows_x86 LibreOffice_project/bc356b2f991740509f321d70e4512a6a54c5f243</meta:generator>
    <meta:document-statistic meta:table-count="0" meta:image-count="0" meta:object-count="0" meta:page-count="2" meta:paragraph-count="15" meta:word-count="414" meta:character-count="2622" meta:non-whitespace-character-count="2214"/>
  </office:meta>
</office:document-meta>
</file>